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OpenSymbol" svg:font-family="OpenSymbol" style:font-charset="x-symbol"/>
    <style:font-face style:name="Tahoma2" svg:font-family="Tahoma"/>
    <style:font-face style:name="Liberation Serif" svg:font-family="'Liberation Serif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setto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4cm" fo:margin-bottom="0cm" loext:contextual-spacing="false" fo:text-align="start" style:justify-single-word="false"/>
      <style:text-properties style:font-name="Liberation Serif" fo:language="en" fo:country="US" fo:font-weight="bold" officeooo:rsid="0084fbea" officeooo:paragraph-rsid="0084fbea" style:font-weight-asian="bold" style:font-weight-complex="bold"/>
    </style:style>
    <style:style style:name="P2" style:family="paragraph" style:parent-style-name="Text_20_body">
      <style:paragraph-properties fo:margin-top="0.4cm" fo:margin-bottom="0cm" loext:contextual-spacing="false" fo:text-align="start" style:justify-single-word="false"/>
      <style:text-properties style:font-name="Liberation Serif" fo:language="en" fo:country="US" officeooo:rsid="005fdcdd" officeooo:paragraph-rsid="0084fbea"/>
    </style:style>
    <style:style style:name="P3" style:family="paragraph" style:parent-style-name="Text_20_body">
      <style:paragraph-properties fo:margin-top="0.4cm" fo:margin-bottom="0cm" loext:contextual-spacing="false" fo:text-align="start" style:justify-single-word="false"/>
    </style:style>
    <style:style style:name="P4" style:family="paragraph" style:parent-style-name="Text_20_body">
      <style:paragraph-properties fo:margin-top="0.4cm" fo:margin-bottom="0cm" loext:contextual-spacing="false" fo:text-align="start" style:justify-single-word="false"/>
      <style:text-properties officeooo:paragraph-rsid="00385559"/>
    </style:style>
    <style:style style:name="P5" style:family="paragraph" style:parent-style-name="Text_20_body">
      <style:paragraph-properties fo:margin-top="0.4cm" fo:margin-bottom="0cm" loext:contextual-spacing="false" fo:text-align="start" style:justify-single-word="false"/>
      <style:text-properties officeooo:paragraph-rsid="0084fbea"/>
    </style:style>
    <style:style style:name="P6" style:family="paragraph" style:parent-style-name="Text_20_body">
      <style:paragraph-properties fo:margin-top="0.4cm" fo:margin-bottom="0cm" loext:contextual-spacing="false" fo:text-align="start" style:justify-single-word="false"/>
      <style:text-properties officeooo:paragraph-rsid="008e59d5"/>
    </style:style>
    <style:style style:name="P7" style:family="paragraph" style:parent-style-name="Text_20_body">
      <style:paragraph-properties fo:margin-top="0.4cm" fo:margin-bottom="0cm" loext:contextual-spacing="false" fo:text-align="start" style:justify-single-word="false"/>
      <style:text-properties officeooo:paragraph-rsid="008fc10a"/>
    </style:style>
    <style:style style:name="P8" style:family="paragraph" style:parent-style-name="Text_20_body">
      <style:paragraph-properties fo:margin-top="0.4cm" fo:margin-bottom="0cm" loext:contextual-spacing="false" fo:text-align="start" style:justify-single-word="false"/>
      <style:text-properties officeooo:paragraph-rsid="00945796"/>
    </style:style>
    <style:style style:name="P9" style:family="paragraph" style:parent-style-name="Text_20_body">
      <style:paragraph-properties fo:margin-top="0.4cm" fo:margin-bottom="0cm" loext:contextual-spacing="false" fo:text-align="start" style:justify-single-word="false"/>
      <style:text-properties officeooo:paragraph-rsid="009a9e84"/>
    </style:style>
    <style:style style:name="P10" style:family="paragraph" style:parent-style-name="Text_20_body">
      <style:paragraph-properties fo:margin-top="0.4cm" fo:margin-bottom="0cm" loext:contextual-spacing="false" fo:text-align="start" style:justify-single-word="false"/>
      <style:text-properties officeooo:paragraph-rsid="0073a9a0"/>
    </style:style>
    <style:style style:name="P11" style:family="paragraph" style:parent-style-name="Text_20_body">
      <style:paragraph-properties fo:margin-top="0.4cm" fo:margin-bottom="0cm" loext:contextual-spacing="false" fo:text-align="start" style:justify-single-word="false"/>
      <style:text-properties officeooo:paragraph-rsid="0029b0b0"/>
    </style:style>
    <style:style style:name="P12" style:family="paragraph" style:parent-style-name="Text_20_body">
      <style:paragraph-properties fo:margin-top="0.4cm" fo:margin-bottom="0cm" loext:contextual-spacing="false" fo:text-align="start" style:justify-single-word="false"/>
      <style:text-properties style:font-name="Liberation Serif" fo:language="en" fo:country="US" fo:font-weight="normal" officeooo:rsid="00246d43" officeooo:paragraph-rsid="0073a9a0" style:font-weight-asian="normal" style:font-weight-complex="normal"/>
    </style:style>
    <style:style style:name="P13" style:family="paragraph" style:parent-style-name="Text_20_body">
      <style:paragraph-properties fo:margin-top="0.4cm" fo:margin-bottom="0cm" loext:contextual-spacing="false" fo:text-align="start" style:justify-single-word="false"/>
      <style:text-properties style:font-name="Liberation Serif" fo:language="en" fo:country="US" officeooo:rsid="00246d43" officeooo:paragraph-rsid="009a9e84"/>
    </style:style>
    <style:style style:name="T1" style:family="text">
      <style:text-properties officeooo:rsid="0045315e"/>
    </style:style>
    <style:style style:name="T2" style:family="text">
      <style:text-properties officeooo:rsid="004aae4c"/>
    </style:style>
    <style:style style:name="T3" style:family="text">
      <style:text-properties officeooo:rsid="0046bbf0"/>
    </style:style>
    <style:style style:name="T4" style:family="text">
      <style:text-properties style:font-name="Liberation Serif1" fo:font-size="12pt" fo:language="en" fo:country="GB" fo:font-weight="normal" officeooo:rsid="004ac742" style:font-size-asian="12pt" style:font-weight-asian="normal" style:font-size-complex="12pt" style:font-weight-complex="normal"/>
    </style:style>
    <style:style style:name="T5" style:family="text">
      <style:text-properties style:font-name="Liberation Serif1" fo:font-size="12pt" fo:language="en" fo:country="GB" fo:font-weight="normal" officeooo:rsid="0063afb4" style:font-size-asian="12pt" style:font-weight-asian="normal" style:font-size-complex="12pt" style:font-weight-complex="normal"/>
    </style:style>
    <style:style style:name="T6" style:family="text">
      <style:text-properties style:font-name="Liberation Serif1" fo:font-size="12pt" fo:language="en" fo:country="GB" fo:font-weight="normal" officeooo:rsid="0092a828" style:font-size-asian="12pt" style:font-weight-asian="normal" style:font-size-complex="12pt" style:font-weight-complex="normal"/>
    </style:style>
    <style:style style:name="T7" style:family="text">
      <style:text-properties style:font-name="Liberation Serif1" fo:font-size="12pt" fo:language="en" fo:country="GB" fo:font-weight="normal" officeooo:rsid="0055ef84" style:font-size-asian="12pt" style:font-weight-asian="normal" style:font-size-complex="12pt" style:font-weight-complex="normal"/>
    </style:style>
    <style:style style:name="T8" style:family="text">
      <style:text-properties style:font-name="Liberation Serif1" fo:font-size="12pt" fo:language="en" fo:country="GB" fo:font-weight="normal" officeooo:rsid="005c657e" style:font-size-asian="12pt" style:font-weight-asian="normal" style:font-size-complex="12pt" style:font-weight-complex="normal"/>
    </style:style>
    <style:style style:name="T9" style:family="text">
      <style:text-properties style:font-name="Liberation Serif1" fo:font-size="12pt" fo:language="en" fo:country="GB" fo:font-weight="normal" officeooo:rsid="00774792" style:font-size-asian="12pt" style:font-weight-asian="normal" style:font-size-complex="12pt" style:font-weight-complex="normal"/>
    </style:style>
    <style:style style:name="T10" style:family="text">
      <style:text-properties style:font-name="Liberation Serif1" fo:font-size="12pt" fo:language="en" fo:country="GB" fo:font-weight="normal" officeooo:rsid="00976c23" style:font-size-asian="12pt" style:font-weight-asian="normal" style:font-size-complex="12pt" style:font-weight-complex="normal"/>
    </style:style>
    <style:style style:name="T11" style:family="text">
      <style:text-properties style:font-name="Liberation Serif1" fo:font-size="12pt" fo:language="en" fo:country="GB" fo:font-weight="normal" officeooo:rsid="0099a4bb" style:font-size-asian="12pt" style:font-weight-asian="normal" style:font-size-complex="12pt" style:font-weight-complex="normal"/>
    </style:style>
    <style:style style:name="T12" style:family="text">
      <style:text-properties officeooo:rsid="00232935"/>
    </style:style>
    <style:style style:name="T13" style:family="text">
      <style:text-properties officeooo:rsid="006b4cf3"/>
    </style:style>
    <style:style style:name="T14" style:family="text">
      <style:text-properties style:font-name="Liberation Serif" fo:language="en" fo:country="US" fo:font-weight="bold" style:font-weight-asian="bold" style:font-weight-complex="bold"/>
    </style:style>
    <style:style style:name="T15" style:family="text">
      <style:text-properties style:font-name="Liberation Serif" fo:language="en" fo:country="US" fo:font-weight="bold" officeooo:rsid="00246d43" style:font-weight-asian="bold" style:font-weight-complex="bold"/>
    </style:style>
    <style:style style:name="T16" style:family="text">
      <style:text-properties style:font-name="Liberation Serif" fo:language="en" fo:country="US" fo:font-weight="bold" officeooo:rsid="0077bccc" style:font-weight-asian="bold" style:font-weight-complex="bold"/>
    </style:style>
    <style:style style:name="T17" style:family="text">
      <style:text-properties style:font-name="Liberation Serif" fo:language="en" fo:country="US" fo:font-weight="bold" officeooo:rsid="0079565c" style:font-weight-asian="bold" style:font-weight-complex="bold"/>
    </style:style>
    <style:style style:name="T18" style:family="text">
      <style:text-properties style:font-name="Liberation Serif" fo:language="en" fo:country="US" fo:font-weight="bold" officeooo:rsid="004eb90e" style:font-weight-asian="bold" style:font-weight-complex="bold"/>
    </style:style>
    <style:style style:name="T19" style:family="text">
      <style:text-properties style:font-name="Liberation Serif" fo:language="en" fo:country="US" fo:font-weight="bold" officeooo:rsid="008cd8ef" style:font-weight-asian="bold" style:font-weight-complex="bold"/>
    </style:style>
    <style:style style:name="T20" style:family="text">
      <style:text-properties style:font-name="Liberation Serif" fo:language="en" fo:country="US" fo:font-weight="bold" officeooo:rsid="008fc10a" style:font-weight-asian="bold" style:font-weight-complex="bold"/>
    </style:style>
    <style:style style:name="T21" style:family="text">
      <style:text-properties style:font-name="Liberation Serif" fo:language="en" fo:country="US" fo:font-weight="bold" officeooo:rsid="0090d7ee" style:font-weight-asian="bold" style:font-weight-complex="bold"/>
    </style:style>
    <style:style style:name="T22" style:family="text">
      <style:text-properties style:font-name="Liberation Serif" fo:language="en" fo:country="US" fo:font-weight="bold" officeooo:rsid="00976c23" style:font-weight-asian="bold" style:font-weight-complex="bold"/>
    </style:style>
    <style:style style:name="T23" style:family="text">
      <style:text-properties style:font-name="Liberation Serif" fo:language="en" fo:country="US" fo:font-weight="bold" officeooo:rsid="0098865b" style:font-weight-asian="bold" style:font-weight-complex="bold"/>
    </style:style>
    <style:style style:name="T24" style:family="text">
      <style:text-properties style:font-name="Liberation Serif" fo:language="en" fo:country="US" fo:font-weight="bold" officeooo:rsid="0099a4bb" style:font-weight-asian="bold" style:font-weight-complex="bold"/>
    </style:style>
    <style:style style:name="T25" style:family="text">
      <style:text-properties style:font-name="Liberation Serif" fo:language="en" fo:country="US" officeooo:rsid="0055ef84"/>
    </style:style>
    <style:style style:name="T26" style:family="text">
      <style:text-properties style:font-name="Liberation Serif" fo:language="en" fo:country="US" officeooo:rsid="00232935"/>
    </style:style>
    <style:style style:name="T27" style:family="text">
      <style:text-properties style:font-name="Liberation Serif" fo:language="en" fo:country="US" officeooo:rsid="0064dfe3"/>
    </style:style>
    <style:style style:name="T28" style:family="text">
      <style:text-properties style:font-name="Liberation Serif" fo:language="en" fo:country="US" officeooo:rsid="006194ee"/>
    </style:style>
    <style:style style:name="T29" style:family="text">
      <style:text-properties style:font-name="Liberation Serif" fo:language="en" fo:country="US" officeooo:rsid="00246d43"/>
    </style:style>
    <style:style style:name="T30" style:family="text">
      <style:text-properties style:font-name="Liberation Serif" fo:language="en" fo:country="US" officeooo:rsid="00601fbf"/>
    </style:style>
    <style:style style:name="T31" style:family="text">
      <style:text-properties style:font-name="Liberation Serif" fo:language="en" fo:country="US" officeooo:rsid="004eb90e"/>
    </style:style>
    <style:style style:name="T32" style:family="text">
      <style:text-properties style:font-name="Liberation Serif" fo:language="en" fo:country="US" officeooo:rsid="002f86cb"/>
    </style:style>
    <style:style style:name="T33" style:family="text">
      <style:text-properties style:font-name="Liberation Serif" fo:language="en" fo:country="US" officeooo:rsid="002e6b24"/>
    </style:style>
    <style:style style:name="T34" style:family="text">
      <style:text-properties style:font-name="Liberation Serif" fo:language="en" fo:country="US" officeooo:rsid="0046bbf0"/>
    </style:style>
    <style:style style:name="T35" style:family="text">
      <style:text-properties style:font-name="Liberation Serif" fo:language="en" fo:country="US" officeooo:rsid="0077bccc"/>
    </style:style>
    <style:style style:name="T36" style:family="text">
      <style:text-properties style:font-name="Liberation Serif" fo:language="en" fo:country="US" officeooo:rsid="0079565c"/>
    </style:style>
    <style:style style:name="T37" style:family="text">
      <style:text-properties style:font-name="Liberation Serif" fo:language="en" fo:country="US" officeooo:rsid="0081ea80"/>
    </style:style>
    <style:style style:name="T38" style:family="text">
      <style:text-properties style:font-name="Liberation Serif" fo:language="en" fo:country="US" officeooo:rsid="00695fbc"/>
    </style:style>
    <style:style style:name="T39" style:family="text">
      <style:text-properties style:font-name="Liberation Serif" fo:language="en" fo:country="US" officeooo:rsid="005fdcdd"/>
    </style:style>
    <style:style style:name="T40" style:family="text">
      <style:text-properties style:font-name="Liberation Serif" fo:language="en" fo:country="US" officeooo:rsid="0065dc2a"/>
    </style:style>
    <style:style style:name="T41" style:family="text">
      <style:text-properties style:font-name="Liberation Serif" fo:language="en" fo:country="US" officeooo:rsid="0084fbea"/>
    </style:style>
    <style:style style:name="T42" style:family="text">
      <style:text-properties style:font-name="Liberation Serif" fo:language="en" fo:country="US" officeooo:rsid="008b11ba"/>
    </style:style>
    <style:style style:name="T43" style:family="text">
      <style:text-properties style:font-name="Liberation Serif" fo:language="en" fo:country="US" officeooo:rsid="008cd8ef"/>
    </style:style>
    <style:style style:name="T44" style:family="text">
      <style:text-properties style:font-name="Liberation Serif" fo:language="en" fo:country="US" officeooo:rsid="008fc10a"/>
    </style:style>
    <style:style style:name="T45" style:family="text">
      <style:text-properties style:font-name="Liberation Serif" fo:language="en" fo:country="US" officeooo:rsid="0028de8a"/>
    </style:style>
    <style:style style:name="T46" style:family="text">
      <style:text-properties style:font-name="Liberation Serif" fo:language="en" fo:country="US" officeooo:rsid="00566365"/>
    </style:style>
    <style:style style:name="T47" style:family="text">
      <style:text-properties style:font-name="Liberation Serif" fo:language="en" fo:country="US" officeooo:rsid="005abdeb"/>
    </style:style>
    <style:style style:name="T48" style:family="text">
      <style:text-properties style:font-name="Liberation Serif" fo:language="en" fo:country="US" officeooo:rsid="008ff193"/>
    </style:style>
    <style:style style:name="T49" style:family="text">
      <style:text-properties style:font-name="Liberation Serif" fo:language="en" fo:country="US" officeooo:rsid="0090d7ee"/>
    </style:style>
    <style:style style:name="T50" style:family="text">
      <style:text-properties style:font-name="Liberation Serif" fo:language="en" fo:country="US" officeooo:rsid="00976c23"/>
    </style:style>
    <style:style style:name="T51" style:family="text">
      <style:text-properties style:font-name="Liberation Serif" fo:language="en" fo:country="US" officeooo:rsid="0098865b"/>
    </style:style>
    <style:style style:name="T52" style:family="text">
      <style:text-properties style:font-name="Liberation Serif" fo:language="en" fo:country="US" officeooo:rsid="0099a4bb"/>
    </style:style>
    <style:style style:name="T53" style:family="text">
      <style:text-properties officeooo:rsid="006194ee"/>
    </style:style>
    <style:style style:name="T54" style:family="text">
      <style:text-properties officeooo:rsid="0079565c"/>
    </style:style>
    <style:style style:name="T55" style:family="text">
      <style:text-properties officeooo:rsid="0099a4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4">LibreOffice </text:span><text:span text:style-name="T16">6.</text:span><text:span text:style-name="T20">4</text:span><text:span text:style-name="T16">.</text:span><text:span text:style-name="T23">4</text:span><text:span text:style-name="T21"> available for download</text:span></text:p>
      <text:p text:style-name="P8"><text:span text:style-name="T25">Berlin</text:span><text:span text:style-name="T26">, </text:span><text:span text:style-name="T51">May 21,</text:span><text:span text:style-name="T26"> 20</text:span><text:span text:style-name="T44">20</text:span><text:span text:style-name="T26"> – The Document Foundation announces </text:span><text:span text:style-name="T49">the availability of </text:span><text:span text:style-name="T26">LibreOffice 6.</text:span><text:span text:style-name="T43">4.</text:span><text:span text:style-name="T51">4</text:span><text:span text:style-name="T26">, </text:span><text:span text:style-name="T35">the </text:span><text:span text:style-name="T51">4th</text:span><text:span text:style-name="T35"> minor release of the LibreOffice 6.</text:span><text:span text:style-name="T48">4</text:span><text:span text:style-name="T35"> family, targeted at technology enthusiasts and power users. LibreOffice 6.4.</text:span><text:span text:style-name="T51">4</text:span><text:span text:style-name="T35"> includes </text:span><text:span text:style-name="T49">several</text:span><text:span text:style-name="T35"> bug fixes and improvements to document compatibility.</text:span></text:p>
      <text:p text:style-name="P7"><text:span text:style-name="T35">LibreOffice </text:span><text:span text:style-name="T45">6.</text:span><text:span text:style-name="T44">4</text:span><text:span text:style-name="T45">.</text:span><text:span text:style-name="T51">4</text:span><text:span text:style-name="T35"> represents the bleeding edge in term of features for open source office suites, and as such is </text:span><text:span text:style-name="T46">not optimized for enterprise class deployments, where features are less important than robustness</text:span><text:span text:style-name="T35">. </text:span><text:span text:style-name="T47">Users wanting a more mature version can download LibreOffice 6.</text:span><text:span text:style-name="T44">3</text:span><text:span text:style-name="T47">.</text:span><text:span text:style-name="T52">6</text:span><text:span text:style-name="T47">, which includes some months of back-ported fixes.</text:span></text:p>
      <text:p text:style-name="P9"><text:span text:style-name="T29">For enterprise class deployment</text:span><text:span text:style-name="T30">s</text:span><text:span text:style-name="T29">, TDF strongly recommen</text:span><text:span text:style-name="T31">d</text:span><text:span text:style-name="T29"> sourcing </text:span><text:span text:style-name="T30">LibreOffice </text:span><text:span text:style-name="T29">from one of t</text:span><text:span text:style-name="T30">he</text:span><text:span text:style-name="T29"> ecosystem partners </text:span><text:span text:style-name="T30">to</text:span><text:span text:style-name="T29"> get long-term supported releases, </text:span><text:span text:style-name="T30">dedicated </text:span><text:span text:style-name="T29">assistance, custom new features and other benefits, </text:span><text:span text:style-name="T42">including </text:span><text:span text:style-name="T29">Service Level Agreement</text:span><text:span text:style-name="T42">s</text:span><text:span text:style-name="T29"> (SLA</text:span><text:span text:style-name="T42">s</text:span><text:span text:style-name="T29">). Also, the work done by ecosystem partners flows back into the LibreOffice project, benefiting everyone.</text:span></text:p>
      <text:p text:style-name="P6"><text:span text:style-name="T38">LibreOffice’s individual users are helped by a global community of volunteers: </text:span><text:a xlink:type="simple" xlink:href="https://www.libreoffice.org/get-help/community-support/" text:style-name="Internet_20_link" text:visited-style-name="Visited_20_Internet_20_Link">https://www.libreoffice.org/get-help/community-support/</text:a><text:span text:style-name="T38">. On the website and the wiki there </text:span><text:span text:style-name="T39">are guides, manuals, tutorials and HowTo</text:span><text:span text:style-name="T40">s</text:span><text:span text:style-name="T39">. </text:span><text:span text:style-name="T38">D</text:span><text:span text:style-name="T39">onation</text:span><text:span text:style-name="T40">s</text:span><text:span text:style-name="T39"> help us </text:span><text:span text:style-name="T40">to </text:span><text:span text:style-name="T39">make </text:span><text:span text:style-name="T38">all of </text:span><text:span text:style-name="T39">these </text:span><text:span text:style-name="T38">resources </text:span><text:span text:style-name="T39">available.</text:span></text:p>
      <text:p text:style-name="P11"><text:span text:style-name="T15">Availability of LibreOffice </text:span><text:span text:style-name="T17">6.</text:span><text:span text:style-name="T19">4.</text:span><text:span text:style-name="T24">4</text:span></text:p>
      <text:p text:style-name="P4"><text:span text:style-name="T29">LibreOffice </text:span><text:span text:style-name="T36">6.</text:span><text:span text:style-name="T43">4.</text:span><text:span text:style-name="T52">4</text:span><text:span text:style-name="T36"> i</text:span><text:span text:style-name="T37">s</text:span><text:span text:style-name="T29"> immediately available from the following link: </text:span><text:a xlink:type="simple" xlink:href="https://www.libreoffice.org/download/" text:style-name="Internet_20_link" text:visited-style-name="Visited_20_Internet_20_Link">http</text:a><text:a xlink:type="simple" xlink:href="https://www.libreoffice.org/download/" text:style-name="Internet_20_link" text:visited-style-name="Visited_20_Internet_20_Link"><text:span text:style-name="T34">s</text:span></text:a><text:a xlink:type="simple" xlink:href="https://www.libreoffice.org/download/" text:style-name="Internet_20_link" text:visited-style-name="Visited_20_Internet_20_Link">://www.libreoffice.org/download/</text:a><text:span text:style-name="T29">. </text:span><text:span text:style-name="T33">Minimum requirements </text:span><text:span text:style-name="T36">are specified on the download page</text:span><text:span text:style-name="T33">. </text:span><text:span text:style-name="T37">TDF b</text:span><text:span text:style-name="T29">uilds of the latest LibreOffice Online source code are available as Docker images: </text:span><text:a xlink:type="simple" xlink:href="https://hub.docker.com/r/libreoffice/online/" text:style-name="Internet_20_link" text:visited-style-name="Visited_20_Internet_20_Link">https://hub.docker.com/r/libreoffice/online/</text:a><text:span text:style-name="T29">. </text:span></text:p>
      <text:p text:style-name="P9"><text:span text:style-name="T26">LibreOffice 6.</text:span><text:span text:style-name="T43">4.</text:span><text:span text:style-name="T52">4</text:span><text:span text:style-name="T27">’s</text:span><text:span text:style-name="T26"> </text:span><text:span text:style-name="T4">change log page</text:span><text:span text:style-name="T7">s</text:span><text:span text:style-name="T26"> </text:span><text:span text:style-name="T25">are available on TDF’s wiki</text:span><text:span text:style-name="T5">: </text:span><text:a xlink:type="simple" xlink:href="https://wiki.documentfoundation.org/Releases/6.4.4/RC1" text:style-name="Internet_20_link" text:visited-style-name="Visited_20_Internet_20_Link"><text:span text:style-name="T11">https://wiki.documentfoundation.org/Releases/6.4.4/RC1</text:span></text:a><text:span text:style-name="T6"> </text:span><text:span text:style-name="T4">(changed in RC1) </text:span><text:span text:style-name="T9">and</text:span><text:span text:style-name="T7"> </text:span><text:a xlink:type="simple" xlink:href="https://wiki.documentfoundation.org/Releases/6.4.4/RC2" text:style-name="Internet_20_link" text:visited-style-name="Visited_20_Internet_20_Link"><text:span text:style-name="T11">https://wiki.documentfoundation.org/Releases/6.4.4/RC2</text:span></text:a><text:span text:style-name="T7"> (ch</text:span><text:span text:style-name="T8">a</text:span><text:span text:style-name="T7">nged in RC2).</text:span></text:p>
      <text:p text:style-name="P13"><text:span text:style-name="T54">All versions of </text:span>LibreOffice a<text:span text:style-name="T54">re</text:span> built with document conversion libraries from the Document Liberation Project: <text:a xlink:type="simple" xlink:href="https://www.documentliberation.org/" text:style-name="Internet_20_link" text:visited-style-name="Visited_20_Internet_20_Link">http</text:a><text:a xlink:type="simple" xlink:href="https://www.documentliberation.org/" text:style-name="Internet_20_link" text:visited-style-name="Visited_20_Internet_20_Link"><text:span text:style-name="T3">s</text:span></text:a><text:a xlink:type="simple" xlink:href="https://www.documentliberation.org/" text:style-name="Internet_20_link" text:visited-style-name="Visited_20_Internet_20_Link">://www.documentliberation.org</text:a>. </text:p>
      <text:p text:style-name="P1">Support LibreOffice</text:p>
      <text:p text:style-name="P2">LibreOffice users are invited to<text:span text:style-name="T12"> join the community at </text:span><text:a xlink:type="simple" xlink:href="https://ask.libreoffice.org/" text:style-name="Internet_20_link" text:visited-style-name="Visited_20_Internet_20_Link">https://</text:a><text:a xlink:type="simple" xlink:href="https://ask.libreoffice.org/" text:style-name="Internet_20_link" text:visited-style-name="Visited_20_Internet_20_Link"><text:span text:style-name="T12">ask.libreoffice.org</text:span></text:a><text:span text:style-name="T12">, where </text:span>they<text:span text:style-name="T12"> can get and provide user-to-user support. People willing to contribute their time and professional skills to the project can visit the dedicated website at </text:span><text:a xlink:type="simple" xlink:href="https://whatcanidoforlibreoffice.org/" text:style-name="Internet_20_link" text:visited-style-name="Visited_20_Internet_20_Link"><text:span text:style-name="T12">https://whatcanidoforlibreoffice.org</text:span></text:a><text:span text:style-name="T12">. </text:span></text:p>
      <text:p text:style-name="P5"><text:span text:style-name="T29">LibreOffice users, free software advocates and community members can </text:span><text:span text:style-name="T41">provide financial </text:span><text:span text:style-name="T29">support </text:span><text:span text:style-name="T41">to </text:span><text:span text:style-name="T29">The Document Foundation with a donation </text:span><text:span text:style-name="T41">via PayPal, credit card or other tools </text:span><text:span text:style-name="T29">at </text:span><text:a xlink:type="simple" xlink:href="https://www.libreoffice.org/donate" text:style-name="Internet_20_link" text:visited-style-name="Visited_20_Internet_20_Link">http</text:a><text:a xlink:type="simple" xlink:href="https://www.libreoffice.org/donate" text:style-name="Internet_20_link" text:visited-style-name="Visited_20_Internet_20_Link"><text:span text:style-name="T34">s</text:span></text:a><text:a xlink:type="simple" xlink:href="https://www.libreoffice.org/donate" text:style-name="Internet_20_link" text:visited-style-name="Visited_20_Internet_20_Link">://www.libreoffice.org/donate</text:a><text:span text:style-name="T29">. </text:span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OpenSymbol" svg:font-family="OpenSymbol" style:font-charset="x-symbol"/>
    <style:font-face style:name="Tahoma2" svg:font-family="Tahoma"/>
    <style:font-face style:name="Liberation Serif" svg:font-family="'Liberation Serif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setto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" style:font-size-asian="12pt" style:language-asian="it" style:country-asian="IT" style:font-name-complex="Tahoma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font-name-asian="Lucida Sans Unicode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.4cm" fo:margin-bottom="0cm" loext:contextual-spacing="false" fo:text-align="justify" style:justify-single-word="false" style:page-number="auto"/>
    </style:style>
    <style:style style:name="Heading" style:family="paragraph" style:parent-style-name="Standard" style:next-style-name="Text_20_body" style:class="text" style:master-page-name="">
      <loext:graphic-properties draw:fill="none" draw:fill-color="#99ccff"/>
      <style:paragraph-properties fo:margin-top="0.4cm" fo:margin-bottom="0cm" loext:contextual-spacing="false" fo:text-align="center" style:justify-single-word="false" style:page-number="auto" fo:background-color="transparent" style:shadow="none" fo:keep-with-next="auto">
        <style:tab-stops/>
      </style:paragraph-properties>
      <style:text-properties style:font-name="Times New Roman1" fo:font-family="'Times New Roman'" style:font-style-name="Grassetto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fo:font-style="italic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3.5cm" fo:margin-left="3.5cm" fo:margin-right="3.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Dev/7.0.0.0.alpha1$Linux_X86_64 LibreOffice_project/6a03b2a54143a9bc0c6d4c7f190b77cdc5a14733</meta:generator>
    <meta:creation-date>2018-07-14T18:18:30.859555315</meta:creation-date>
    <dc:language>it-IT</dc:language>
    <meta:editing-cycles>63</meta:editing-cycles>
    <meta:editing-duration>P1DT6H55M50S</meta:editing-duration>
    <meta:initial-creator>Italo Vignoli</meta:initial-creator>
    <dc:date>2020-05-21T00:44:19.263933383</dc:date>
    <dc:creator>Italo Vignoli</dc:creator>
    <meta:document-statistic meta:table-count="0" meta:image-count="0" meta:object-count="0" meta:page-count="1" meta:paragraph-count="12" meta:word-count="316" meta:character-count="2503" meta:non-whitespace-character-count="2194"/>
    <meta:user-defined meta:name="Info 1"/>
    <meta:user-defined meta:name="Info 2"/>
    <meta:user-defined meta:name="Info 3"/>
    <meta:user-defined meta:name="Info 4"/>
    <meta:template xlink:type="simple" xlink:actuate="onRequest" xlink:title="normal" xlink:href="../TDF%20Docs/TDF%20Docs/TDF%20Docs/PR/TDF%20Docs/TDF%20Docs/TDF%20Docs/TDF%20Docs/Nextcloud/LO%20Releases/Software/LibreOffice/Template/normal.ott" meta:date="2018-07-14T18:18:30.531303885"/>
  </office:meta>
</office:document-meta>
</file>